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mr10" svg:font-family="cmr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396e" officeooo:paragraph-rsid="0016396e"/>
    </style:style>
    <style:style style:name="P2" style:family="paragraph" style:parent-style-name="Standard" style:list-style-name="L1">
      <style:text-properties officeooo:rsid="0016396e" officeooo:paragraph-rsid="0016396e"/>
    </style:style>
    <style:style style:name="P3" style:family="paragraph" style:parent-style-name="Standard" style:list-style-name="L2">
      <style:text-properties officeooo:rsid="0016396e" officeooo:paragraph-rsid="0016396e"/>
    </style:style>
    <style:style style:name="P4" style:family="paragraph" style:parent-style-name="Standard">
      <style:text-properties officeooo:rsid="001752b7" officeooo:paragraph-rsid="001752b7"/>
    </style:style>
    <style:style style:name="P5" style:family="paragraph" style:parent-style-name="Standard">
      <style:text-properties officeooo:rsid="00190d52" officeooo:paragraph-rsid="00190d52"/>
    </style:style>
    <style:style style:name="P6" style:family="paragraph" style:parent-style-name="Standard" style:list-style-name="L4">
      <style:text-properties officeooo:rsid="00190d52" officeooo:paragraph-rsid="00190d52"/>
    </style:style>
    <style:style style:name="P7" style:family="paragraph" style:parent-style-name="Standard">
      <style:text-properties style:font-name="cmr10" officeooo:rsid="0016396e" officeooo:paragraph-rsid="0016396e"/>
    </style:style>
    <style:style style:name="P8" style:family="paragraph" style:parent-style-name="Standard">
      <style:text-properties style:font-name="cmr10" officeooo:rsid="001752b7" officeooo:paragraph-rsid="001752b7"/>
    </style:style>
    <style:style style:name="P9" style:family="paragraph" style:parent-style-name="Standard" style:list-style-name="L4">
      <style:text-properties officeooo:rsid="001a8313" officeooo:paragraph-rsid="001a8313"/>
    </style:style>
    <style:style style:name="T1" style:family="text">
      <style:text-properties officeooo:rsid="00190d52"/>
    </style:style>
    <style:style style:name="T2" style:family="text">
      <style:text-properties officeooo:rsid="001a83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ython Les 1 – Printen en een Schildpad</text:p>
      <text:p text:style-name="P1"/>
      <text:h text:style-name="Heading_20_1" text:outline-level="1">Opdracht 1:</text:h>
      <text:p text:style-name="P1"/>
      <text:p text:style-name="P1">Print de volgende dingen:</text:p>
      <text:list xml:id="list981401557291751504" text:style-name="L1">
        <text:list-item>
          <text:p text:style-name="P2">Je naam</text:p>
        </text:list-item>
        <text:list-item>
          <text:p text:style-name="P2">Een yell</text:p>
        </text:list-item>
        <text:list-item>
          <text:p text:style-name="P2">Wat je wilt worden</text:p>
        </text:list-item>
        <text:list-item>
          <text:p text:style-name="P2">Je droom</text:p>
          <text:p text:style-name="P2"/>
        </text:list-item>
      </text:list>
      <text:p text:style-name="P1">Gebruik de volgende code:</text:p>
      <text:p text:style-name="P1"/>
      <text:p text:style-name="P7">print(“Hallo”)</text:p>
      <text:p text:style-name="P7">print(“Hallo” * 100)</text:p>
      <text:p text:style-name="P1"/>
      <text:h text:style-name="Heading_20_1" text:outline-level="1">Opdracht 2:</text:h>
      <text:p text:style-name="P1"/>
      <text:p text:style-name="P1">Los de volgende sommen op:</text:p>
      <text:list xml:id="list5044209889237003062" text:style-name="L2">
        <text:list-item>
          <text:p text:style-name="P3">135453 – 36748</text:p>
        </text:list-item>
        <text:list-item>
          <text:p text:style-name="P3">456 * 756</text:p>
        </text:list-item>
        <text:list-item>
          <text:p text:style-name="P3">3475 / 465</text:p>
        </text:list-item>
      </text:list>
      <text:p text:style-name="P1"/>
      <text:h text:style-name="Heading_20_1" text:outline-level="1">Opdracht 3:</text:h>
      <text:p text:style-name="P1"/>
      <text:p text:style-name="P1">Start de schildpad op en laat hem lopen.</text:p>
      <text:h text:style-name="Heading_20_2" text:outline-level="2">Stap 1.</text:h>
      <text:p text:style-name="P1">Open IDLE</text:p>
      <text:p text:style-name="P1">Stap 2.</text:p>
      <text:p text:style-name="P1">Typ het volgende commando. Schrik niet als er iets gebeurt:</text:p>
      <text:p text:style-name="P1"/>
      <text:p text:style-name="P7">from turtle import *</text:p>
      <text:p text:style-name="P1"/>
      <text:h text:style-name="Heading_20_2" text:outline-level="2">Stap 3.</text:h>
      <text:p text:style-name="P1">We gaan de schildpad een vorm geven:</text:p>
      <text:p text:style-name="P1"/>
      <text:p text:style-name="P7">shape(“turtle”)</text:p>
      <text:p text:style-name="P1"/>
      <text:h text:style-name="Heading_20_2" text:outline-level="2"><text:soft-page-break/>Stap 4.</text:h>
      <text:p text:style-name="P1">We gaan eens rondlopen met onze schildpad:</text:p>
      <text:p text:style-name="P1">Voer de volgende regels in:</text:p>
      <text:p text:style-name="P1"/>
      <text:p text:style-name="P7">fd(100)</text:p>
      <text:p text:style-name="P7">rt(90)</text:p>
      <text:p text:style-name="P7">fd(100)</text:p>
      <text:p text:style-name="P1"/>
      <text:p text:style-name="P1">Misschien heb je al begrepen dat “fd” forward betekent en “rt” right. We kunnen ook “bk” gebruiken voor backwards en “lt” voor left. Als we <text:s/>rt(90) invullen betekent dat dat we 90 graden draaien.:</text:p>
      <text:p text:style-name="P1"/>
      <text:p text:style-name="P7">bk(100)</text:p>
      <text:p text:style-name="P7">lt(90)</text:p>
      <text:p text:style-name="P1"/>
      <text:h text:style-name="Heading_20_2" text:outline-level="2">Stap 5. </text:h>
      <text:p text:style-name="P1">laat je schildpad eens een beetje rondlopen.</text:p>
      <text:p text:style-name="P1"/>
      <text:p text:style-name="P1">Als je je schildpad kwijt raakt kun je hem altijd terughalen met:</text:p>
      <text:p text:style-name="P1"/>
      <text:p text:style-name="P7">home()</text:p>
      <text:p text:style-name="P1"/>
      <text:h text:style-name="Heading_20_1" text:outline-level="1">Opdracht 4</text:h>
      <text:p text:style-name="P4"/>
      <text:p text:style-name="P4">De pen besturen</text:p>
      <text:p text:style-name="P4"/>
      <text:h text:style-name="Heading_20_2" text:outline-level="2">Stap 1.</text:h>
      <text:p text:style-name="P4">We laten eerst de turtle naar het beginpunt komen en maken het scherm leeg:</text:p>
      <text:p text:style-name="P4"/>
      <text:p text:style-name="P8">home()</text:p>
      <text:p text:style-name="P8">clear()</text:p>
      <text:p text:style-name="P4"/>
      <text:p text:style-name="P4">Dit kun je altijd doen en zo nieuwe tekeningen maken</text:p>
      <text:p text:style-name="P4"/>
      <text:h text:style-name="Heading_20_2" text:outline-level="2">Stap 2</text:h>
      <text:p text:style-name="P4"/>
      <text:p text:style-name="P4">We kunnen de kleur en de dikte van de pen aanpassen. Probeer maar:</text:p>
      <text:p text:style-name="P4"/>
      <text:p text:style-name="P8">fd(50)</text:p>
      <text:p text:style-name="P8">color('red')</text:p>
      <text:p text:style-name="P8">fd(50)</text:p>
      <text:p text:style-name="P8">color('green')</text:p>
      <text:p text:style-name="P8">width(10)</text:p>
      <text:p text:style-name="P8">fd(50)</text:p>
      <text:p text:style-name="P4"/>
      <text:h text:style-name="Heading_20_2" text:outline-level="2"><text:soft-page-break/>Stap 3</text:h>
      <text:p text:style-name="P4"/>
      <text:p text:style-name="P4">Til de pen op en ga weer verder:</text:p>
      <text:p text:style-name="P4"/>
      <text:p text:style-name="P8">home()</text:p>
      <text:p text:style-name="P8">clear()</text:p>
      <text:p text:style-name="P8">fd(100)</text:p>
      <text:p text:style-name="P8">pu()</text:p>
      <text:p text:style-name="P8">fd(100)</text:p>
      <text:p text:style-name="P8">pd()</text:p>
      <text:p text:style-name="P8">fd(100)</text:p>
      <text:p text:style-name="P4"/>
      <text:p text:style-name="P4">Als je trouwens een fout het gemaakt kun je altijd je laatste <text:span text:style-name="T1">commando</text:span> ongedaan maken:</text:p>
      <text:p text:style-name="P4"/>
      <text:p text:style-name="P8">undo()</text:p>
      <text:p text:style-name="P4"/>
      <text:h text:style-name="Heading_20_2" text:outline-level="2">Stap 4</text:h>
      <text:p text:style-name="P4"/>
      <text:p text:style-name="P4">Nog 1 com<text:span text:style-name="T2">m</text:span>and<text:span text:style-name="T2">o</text:span> voor we echt aan de slag gaan:</text:p>
      <text:p text:style-name="P4"/>
      <text:p text:style-name="P8">circle(100)</text:p>
      <text:p text:style-name="P4"/>
      <text:p text:style-name="P5">Opdracht 5</text:p>
      <text:p text:style-name="P5"/>
      <text:p text:style-name="P5">Kun je de volgende dingen tekenen?</text:p>
      <text:list xml:id="list2567318238407800999" text:style-name="L4">
        <text:list-item>
          <text:p text:style-name="P6">Een vierkant</text:p>
        </text:list-item>
        <text:list-item>
          <text:p text:style-name="P6">Een driehoek met dikke strepen</text:p>
        </text:list-item>
        <text:list-item>
          <text:p text:style-name="P6">Een <text:span text:style-name="T2">gorene </text:span>cirkel met een <text:span text:style-name="T2">rood </text:span>kruis er doorheen</text:p>
        </text:list-item>
        <text:list-item>
          <text:p text:style-name="P9">Een geel huis</text:p>
        </text:list-item>
        <text:list-item>
          <text:p text:style-name="P9">Een blauw vierkant, een rode driehoek en een gele dikke streep onder elkaar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mr10" svg:font-family="cmr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23:34:32.420004234</meta:creation-date>
    <dc:date>2017-04-20T01:15:30.782727266</dc:date>
    <meta:editing-duration>PT20M57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3" meta:paragraph-count="75" meta:word-count="314" meta:character-count="1650" meta:non-whitespace-character-count="1419"/>
  </office:meta>
</office:document-meta>
</file>